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A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52 CS INA ROSA BORG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INA ROSA III, 0000153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7M0S" table:style-name="ce3">
            <text:p>15:0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ENNEPHER DE OLIVEIRA</text:p>
          </table:table-cell>
          <table:table-cell office:value-type="date" office:date-value="2005-12-20T00:00:00" table:style-name="ce2">
            <text:p>20/12/2005</text:p>
          </table:table-cell>
          <table:table-cell office:value-type="string" table:style-name="ce1">
            <text:p>19 anos e 8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000.424-55</text:p>
          </table:table-cell>
          <table:table-cell office:value-type="float" office:value="705004229384055" table:style-name="ce1">
            <text:p>7,05004E+14</text:p>
          </table:table-cell>
          <table:table-cell office:value-type="string" table:style-name="ce1">
            <text:p>(81) 99624-96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iz cesário de melo</text:p>
          </table:table-cell>
          <table:table-cell office:value-type="string" table:style-name="ce1">
            <text:p>115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129/7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ELIA COUTO DE OLIVEIRA</text:p>
          </table:table-cell>
          <table:table-cell office:value-type="date" office:date-value="1997-01-16T00:00:00" table:style-name="ce2">
            <text:p>16/01/1997</text:p>
          </table:table-cell>
          <table:table-cell office:value-type="string" table:style-name="ce1">
            <text:p>28 anos e 7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3.771.834-17</text:p>
          </table:table-cell>
          <table:table-cell office:value-type="float" office:value="705803494605538" table:style-name="ce1">
            <text:p>7,05803E+14</text:p>
          </table:table-cell>
          <table:table-cell office:value-type="string" table:style-name="ce1">
            <text:p>(81) 98561-27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racema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7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3" table:style-name="ce1">
            <text:p>94,3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3/86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Alto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CRISTINA BARBOSA DA SILVA</text:p>
          </table:table-cell>
          <table:table-cell office:value-type="date" office:date-value="1999-09-12T00:00:00" table:style-name="ce2">
            <text:p>12/09/1999</text:p>
          </table:table-cell>
          <table:table-cell office:value-type="string" table:style-name="ce1">
            <text:p>25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691.074-77</text:p>
          </table:table-cell>
          <table:table-cell office:value-type="float" office:value="702306187109218" table:style-name="ce1">
            <text:p>7,02306E+14</text:p>
          </table:table-cell>
          <table:table-cell office:value-type="string" table:style-name="ce1">
            <text:p>(81) 97304-80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racema</text:p>
          </table:table-cell>
          <table:table-cell office:value-type="string" table:style-name="ce1">
            <text:p>58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2" table:style-name="ce1">
            <text:p>73,2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11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IANA VALERIA DA SILVA AGUIAR</text:p>
          </table:table-cell>
          <table:table-cell office:value-type="date" office:date-value="2001-04-15T00:00:00" table:style-name="ce2">
            <text:p>15/04/2001</text:p>
          </table:table-cell>
          <table:table-cell office:value-type="string" table:style-name="ce1">
            <text:p>24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1.028.994-80</text:p>
          </table:table-cell>
          <table:table-cell office:value-type="float" office:value="700705958919472" table:style-name="ce1">
            <text:p>7,00706E+14</text:p>
          </table:table-cell>
          <table:table-cell office:value-type="string" table:style-name="ce1">
            <text:p>(81) 98713-05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lo camp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70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6" table:style-name="ce1">
            <text:p>82,6</text:p>
          </table:table-cell>
          <table:table-cell office:value-type="float" office:value="165" table:style-name="ce1">
            <text:p>165</text:p>
          </table:table-cell>
          <table:table-cell office:value-type="date" office:date-value="2021-10-18T00:00:00" table:style-name="ce2">
            <text:p>18/10/2021</text:p>
          </table:table-cell>
          <table:table-cell office:value-type="string" table:style-name="ce1">
            <text:p>120/80</text:p>
          </table:table-cell>
          <table:table-cell office:value-type="date" office:date-value="2022-05-05T00:00:00" table:style-name="ce2">
            <text:p>05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7" table:style-name="ce1">
            <text:p>20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IELLY VITORIA DA SILVA NASCIMENTO</text:p>
          </table:table-cell>
          <table:table-cell office:value-type="date" office:date-value="2003-12-22T00:00:00" table:style-name="ce2">
            <text:p>22/12/2003</text:p>
          </table:table-cell>
          <table:table-cell office:value-type="string" table:style-name="ce1">
            <text:p>21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6.055.024-69</text:p>
          </table:table-cell>
          <table:table-cell office:value-type="float" office:value="898004090819948" table:style-name="ce1">
            <text:p>8,98004E+14</text:p>
          </table:table-cell>
          <table:table-cell office:value-type="string" table:style-name="ce1">
            <text:p>(81) 98834-66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derico ozanan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2" table:style-name="ce1">
            <text:p>48,2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20/8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CA DE LIMA NASCIMENTO BARBOSA DA SILVA</text:p>
          </table:table-cell>
          <table:table-cell office:value-type="date" office:date-value="1991-01-05T00:00:00" table:style-name="ce2">
            <text:p>05/01/1991</text:p>
          </table:table-cell>
          <table:table-cell office:value-type="string" table:style-name="ce1">
            <text:p>34 anos e 7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722.494-39</text:p>
          </table:table-cell>
          <table:table-cell office:value-type="float" office:value="702506768119040" table:style-name="ce1">
            <text:p>7,02507E+14</text:p>
          </table:table-cell>
          <table:table-cell office:value-type="string" table:style-name="ce1">
            <text:p>(81) 98444-72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derico ozanan</text:p>
          </table:table-cell>
          <table:table-cell office:value-type="string" table:style-name="ce1">
            <text:p>109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00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FARIAS ALBUQUERQUE DA SILVA</text:p>
          </table:table-cell>
          <table:table-cell office:value-type="date" office:date-value="1998-12-17T00:00:00" table:style-name="ce2">
            <text:p>17/12/1998</text:p>
          </table:table-cell>
          <table:table-cell office:value-type="string" table:style-name="ce1">
            <text:p>26 anos e 8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2.319.884-70</text:p>
          </table:table-cell>
          <table:table-cell office:value-type="float" office:value="702501313702834" table:style-name="ce1">
            <text:p>7,02501E+14</text:p>
          </table:table-cell>
          <table:table-cell office:value-type="string" table:style-name="ce1">
            <text:p>(81) 99469-84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705E</text:p>
          </table:table-cell>
          <table:table-cell office:value-type="string" table:style-name="ce1">
            <text:p>CASA E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0.2" table:style-name="ce1">
            <text:p>110,2</text:p>
          </table:table-cell>
          <table:table-cell office:value-type="float" office:value="168" table:style-name="ce1">
            <text:p>168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20/8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AYCE CARLA MARQUES DA SILVA</text:p>
          </table:table-cell>
          <table:table-cell office:value-type="date" office:date-value="1993-11-13T00:00:00" table:style-name="ce2">
            <text:p>13/11/1993</text:p>
          </table:table-cell>
          <table:table-cell office:value-type="string" table:style-name="ce1">
            <text:p>31 anos e 9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8.088.134-02</text:p>
          </table:table-cell>
          <table:table-cell office:value-type="float" office:value="705001655194858" table:style-name="ce1">
            <text:p>7,05002E+14</text:p>
          </table:table-cell>
          <table:table-cell office:value-type="string" table:style-name="ce1">
            <text:p>(81) 98859-19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705C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1" table:style-name="ce1">
            <text:p>87,1</text:p>
          </table:table-cell>
          <table:table-cell office:value-type="float" office:value="165" table:style-name="ce1">
            <text:p>165</text:p>
          </table:table-cell>
          <table:table-cell office:value-type="date" office:date-value="2022-02-11T00:00:00" table:style-name="ce2">
            <text:p>11/02/2022</text:p>
          </table:table-cell>
          <table:table-cell office:value-type="string" table:style-name="ce1">
            <text:p>100/80</text:p>
          </table:table-cell>
          <table:table-cell office:value-type="date" office:date-value="2022-02-18T00:00:00" table:style-name="ce2">
            <text:p>18/0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3" table:style-name="ce1">
            <text:p>22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LY PESSOA SOARES DE LIMA</text:p>
          </table:table-cell>
          <table:table-cell office:value-type="date" office:date-value="2001-05-13T00:00:00" table:style-name="ce2">
            <text:p>13/05/2001</text:p>
          </table:table-cell>
          <table:table-cell office:value-type="string" table:style-name="ce1">
            <text:p>24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888.114-79</text:p>
          </table:table-cell>
          <table:table-cell office:value-type="float" office:value="708108557623932" table:style-name="ce1">
            <text:p>7,08109E+14</text:p>
          </table:table-cell>
          <table:table-cell office:value-type="string" table:style-name="ce1">
            <text:p>(81) 98659-3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sco da gama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3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1" table:style-name="ce1">
            <text:p>53,1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90/6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YLLENA VICTORIA TAVARES FELIX DE ANDRADE</text:p>
          </table:table-cell>
          <table:table-cell office:value-type="date" office:date-value="2002-12-12T00:00:00" table:style-name="ce2">
            <text:p>12/12/2002</text:p>
          </table:table-cell>
          <table:table-cell office:value-type="string" table:style-name="ce1">
            <text:p>22 anos e 8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8.938.204-42</text:p>
          </table:table-cell>
          <table:table-cell office:value-type="float" office:value="898005122036928" table:style-name="ce1">
            <text:p>8,98005E+14</text:p>
          </table:table-cell>
          <table:table-cell office:value-type="string" table:style-name="ce1">
            <text:p>(81) 99473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 patronat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6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2" table:style-name="ce1">
            <text:p>63,2</text:p>
          </table:table-cell>
          <table:table-cell office:value-type="float" office:value="160" table:style-name="ce1">
            <text:p>160</text:p>
          </table:table-cell>
          <table:table-cell office:value-type="date" office:date-value="2024-03-13T00:00:00" table:style-name="ce2">
            <text:p>13/03/2024</text:p>
          </table:table-cell>
          <table:table-cell office:value-type="string" table:style-name="ce1">
            <text:p>100/70</text:p>
          </table:table-cell>
          <table:table-cell office:value-type="date" office:date-value="2024-03-13T00:00:00" table:style-name="ce2">
            <text:p>13/03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XSANDRA DA SILVA TELES DOS SANTOS</text:p>
          </table:table-cell>
          <table:table-cell office:value-type="date" office:date-value="1991-06-25T00:00:00" table:style-name="ce2">
            <text:p>25/06/1991</text:p>
          </table:table-cell>
          <table:table-cell office:value-type="string" table:style-name="ce1">
            <text:p>34 anos e 2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3.829.164-58</text:p>
          </table:table-cell>
          <table:table-cell office:value-type="float" office:value="708401286061667" table:style-name="ce1">
            <text:p>7,08401E+14</text:p>
          </table:table-cell>
          <table:table-cell office:value-type="string" table:style-name="ce1">
            <text:p>(81) 98796-41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8796-41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eucalipto</text:p>
          </table:table-cell>
          <table:table-cell office:value-type="string" table:style-name="ce1">
            <text:p>6469D</text:p>
          </table:table-cell>
          <table:table-cell table:style-name="ce1"/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2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1970-11-01T00:00:00" table:style-name="ce4">
            <text:p>nov/70</text:p>
          </table:table-cell>
          <table:table-cell office:value-type="date" office:date-value="2022-03-24T00:00:00" table:style-name="ce2">
            <text:p>24/03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8" table:style-name="ce1">
            <text:p>21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NTIA ALEXANDRE DA SILVA</text:p>
          </table:table-cell>
          <table:table-cell office:value-type="date" office:date-value="2004-01-22T00:00:00" table:style-name="ce2">
            <text:p>22/01/2004</text:p>
          </table:table-cell>
          <table:table-cell office:value-type="string" table:style-name="ce1">
            <text:p>21 anos e 7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9.627.224-60</text:p>
          </table:table-cell>
          <table:table-cell office:value-type="float" office:value="898002959978813" table:style-name="ce1">
            <text:p>8,98003E+14</text:p>
          </table:table-cell>
          <table:table-cell office:value-type="string" table:style-name="ce1">
            <text:p>(81) 98239-34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102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.2" table:style-name="ce1">
            <text:p>46,2</text:p>
          </table:table-cell>
          <table:table-cell office:value-type="float" office:value="158" table:style-name="ce1">
            <text:p>158</text:p>
          </table:table-cell>
          <table:table-cell office:value-type="date" office:date-value="2024-04-29T00:00:00" table:style-name="ce2">
            <text:p>29/04/2024</text:p>
          </table:table-cell>
          <table:table-cell office:value-type="string" table:style-name="ce1">
            <text:p>100/70</text:p>
          </table:table-cell>
          <table:table-cell office:value-type="date" office:date-value="2024-04-29T00:00:00" table:style-name="ce2">
            <text:p>29/04/2024</text:p>
          </table:table-cell>
          <table:table-cell office:value-type="string" table:style-name="ce1">
            <text:p>Habitual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LÂNE MIGUEL DE LIMA</text:p>
          </table:table-cell>
          <table:table-cell office:value-type="date" office:date-value="1985-04-24T00:00:00" table:style-name="ce2">
            <text:p>24/04/1985</text:p>
          </table:table-cell>
          <table:table-cell office:value-type="string" table:style-name="ce1">
            <text:p>40 anos e 4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6.500.224-45</text:p>
          </table:table-cell>
          <table:table-cell office:value-type="float" office:value="703607062467433" table:style-name="ce1">
            <text:p>7,03607E+14</text:p>
          </table:table-cell>
          <table:table-cell office:value-type="string" table:style-name="ce1">
            <text:p>(81) 9410-43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410-438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790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.8" table:style-name="ce1">
            <text:p>99,8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90/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PAULA NONATA DE ALMEIDA</text:p>
          </table:table-cell>
          <table:table-cell office:value-type="date" office:date-value="1988-05-02T00:00:00" table:style-name="ce2">
            <text:p>02/05/1988</text:p>
          </table:table-cell>
          <table:table-cell office:value-type="string" table:style-name="ce1">
            <text:p>37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6.681.894-24</text:p>
          </table:table-cell>
          <table:table-cell office:value-type="float" office:value="705205497729677" table:style-name="ce1">
            <text:p>7,05205E+14</text:p>
          </table:table-cell>
          <table:table-cell office:value-type="string" table:style-name="ce1">
            <text:p>(81) 98439-0685</text:p>
          </table:table-cell>
          <table:table-cell office:value-type="string" table:style-name="ce1">
            <text:p>(81) 3268-7714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948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099999999999994" table:style-name="ce1">
            <text:p>68,1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00/6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ILCA FRANCISCA DO NASCIMENTO</text:p>
          </table:table-cell>
          <table:table-cell office:value-type="date" office:date-value="1989-01-12T00:00:00" table:style-name="ce2">
            <text:p>12/01/1989</text:p>
          </table:table-cell>
          <table:table-cell office:value-type="string" table:style-name="ce1">
            <text:p>36 anos e 7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9.772.844-37</text:p>
          </table:table-cell>
          <table:table-cell office:value-type="float" office:value="704506341933315" table:style-name="ce1">
            <text:p>7,04506E+14</text:p>
          </table:table-cell>
          <table:table-cell office:value-type="string" table:style-name="ce1">
            <text:p>(81) 98747-39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08-470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eucalipto</text:p>
          </table:table-cell>
          <table:table-cell office:value-type="string" table:style-name="ce1">
            <text:p>646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1" table:style-name="ce1">
            <text:p>111</text:p>
          </table:table-cell>
          <table:table-cell office:value-type="float" office:value="167" table:style-name="ce1">
            <text:p>167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20/8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Alto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PEROLAYNE DA SILVA</text:p>
          </table:table-cell>
          <table:table-cell office:value-type="date" office:date-value="2001-06-17T00:00:00" table:style-name="ce2">
            <text:p>17/06/2001</text:p>
          </table:table-cell>
          <table:table-cell office:value-type="string" table:style-name="ce1">
            <text:p>24 anos e 2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7.090.214-05</text:p>
          </table:table-cell>
          <table:table-cell office:value-type="float" office:value="898004996429366" table:style-name="ce1">
            <text:p>8,98005E+14</text:p>
          </table:table-cell>
          <table:table-cell office:value-type="string" table:style-name="ce1">
            <text:p>(81) 98670-63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óvis peixot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0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5" table:style-name="ce1">
            <text:p>98,5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0/8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EVELLYN GUEDES DA SILVA</text:p>
          </table:table-cell>
          <table:table-cell office:value-type="date" office:date-value="2002-01-16T00:00:00" table:style-name="ce2">
            <text:p>16/01/2002</text:p>
          </table:table-cell>
          <table:table-cell office:value-type="string" table:style-name="ce1">
            <text:p>23 anos e 7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644.864-03</text:p>
          </table:table-cell>
          <table:table-cell office:value-type="float" office:value="705008802246950" table:style-name="ce1">
            <text:p>7,05009E+14</text:p>
          </table:table-cell>
          <table:table-cell office:value-type="string" table:style-name="ce1">
            <text:p>(81) 98892-8861</text:p>
          </table:table-cell>
          <table:table-cell office:value-type="string" table:style-name="ce1">
            <text:p>(81) 9904-3104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lóvis peixoto</text:p>
          </table:table-cell>
          <table:table-cell office:value-type="float" office:value="6478" table:style-name="ce1">
            <text:p>64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0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9" table:style-name="ce1">
            <text:p>58,9</text:p>
          </table:table-cell>
          <table:table-cell office:value-type="float" office:value="156" table:style-name="ce1">
            <text:p>156</text:p>
          </table:table-cell>
          <table:table-cell office:value-type="date" office:date-value="2025-04-22T00:00:00" table:style-name="ce2">
            <text:p>22/04/2025</text:p>
          </table:table-cell>
          <table:table-cell office:value-type="string" table:style-name="ce1">
            <text:p>90/60</text:p>
          </table:table-cell>
          <table:table-cell office:value-type="date" office:date-value="2025-04-22T00:00:00" table:style-name="ce2">
            <text:p>22/04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SANTOS DE MACENA</text:p>
          </table:table-cell>
          <table:table-cell office:value-type="date" office:date-value="2002-04-12T00:00:00" table:style-name="ce2">
            <text:p>12/04/2002</text:p>
          </table:table-cell>
          <table:table-cell office:value-type="string" table:style-name="ce1">
            <text:p>23 anos e 4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249.204-37</text:p>
          </table:table-cell>
          <table:table-cell office:value-type="float" office:value="709807006574197" table:style-name="ce1">
            <text:p>7,09807E+14</text:p>
          </table:table-cell>
          <table:table-cell office:value-type="string" table:style-name="ce1">
            <text:p>(81) 98571-33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71-332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uminária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0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2" table:style-name="ce1">
            <text:p>66,2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ANA</text:p>
          </table:table-cell>
          <table:table-cell office:value-type="date" office:date-value="1989-08-08T00:00:00" table:style-name="ce2">
            <text:p>08/08/1989</text:p>
          </table:table-cell>
          <table:table-cell office:value-type="string" table:style-name="ce1">
            <text:p>36 ano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945.864-08</text:p>
          </table:table-cell>
          <table:table-cell office:value-type="float" office:value="702407506370724" table:style-name="ce1">
            <text:p>7,02408E+14</text:p>
          </table:table-cell>
          <table:table-cell office:value-type="string" table:style-name="ce1">
            <text:p>(81) 98568-1879</text:p>
          </table:table-cell>
          <table:table-cell office:value-type="string" table:style-name="ce1">
            <text:p>(81) 3269-1030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acira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733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8" table:style-name="ce1">
            <text:p>79,8</text:p>
          </table:table-cell>
          <table:table-cell office:value-type="float" office:value="166" table:style-name="ce1">
            <text:p>166</text:p>
          </table:table-cell>
          <table:table-cell office:value-type="date" office:date-value="2025-01-21T00:00:00" table:style-name="ce2">
            <text:p>21/01/2025</text:p>
          </table:table-cell>
          <table:table-cell office:value-type="string" table:style-name="ce1">
            <text:p>160/100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Alto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CELIA DO NASCIMENTO SILVA</text:p>
          </table:table-cell>
          <table:table-cell office:value-type="date" office:date-value="1998-03-25T00:00:00" table:style-name="ce2">
            <text:p>25/03/1998</text:p>
          </table:table-cell>
          <table:table-cell office:value-type="string" table:style-name="ce1">
            <text:p>27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334.154-73</text:p>
          </table:table-cell>
          <table:table-cell office:value-type="float" office:value="703200606556793" table:style-name="ce1">
            <text:p>7,03201E+14</text:p>
          </table:table-cell>
          <table:table-cell office:value-type="string" table:style-name="ce1">
            <text:p>(81) 99750-63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23-893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uminária</text:p>
          </table:table-cell>
          <table:table-cell office:value-type="string" table:style-name="ce1">
            <text:p>3944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0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58" table:style-name="ce1">
            <text:p>158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1">
            <text:p>130/70</text:p>
          </table:table-cell>
          <table:table-cell office:value-type="date" office:date-value="2022-10-03T00:00:00" table:style-name="ce2">
            <text:p>03/10/2022</text:p>
          </table:table-cell>
          <table:table-cell office:value-type="string" table:style-name="ce1">
            <text:p>Habitual</text:p>
          </table:table-cell>
          <table:table-cell office:value-type="float" office:value="191" table:style-name="ce1">
            <text:p>191</text:p>
          </table:table-cell>
          <table:table-cell office:value-type="float" office:value="4" table:style-name="ce1">
            <text:p>4</text:p>
          </table:table-cell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SSA THAYNÁ DOS SANTOS</text:p>
          </table:table-cell>
          <table:table-cell office:value-type="date" office:date-value="2008-03-06T00:00:00" table:style-name="ce2">
            <text:p>06/03/2008</text:p>
          </table:table-cell>
          <table:table-cell office:value-type="string" table:style-name="ce1">
            <text:p>17 anos e 5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502.264-00</text:p>
          </table:table-cell>
          <table:table-cell office:value-type="float" office:value="704308534169890" table:style-name="ce1">
            <text:p>7,04309E+14</text:p>
          </table:table-cell>
          <table:table-cell office:value-type="string" table:style-name="ce1">
            <text:p>(81) 99403-80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ua vanglori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5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3" table:style-name="ce1">
            <text:p>86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20/8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ILANE MARIA GONÇALVES</text:p>
          </table:table-cell>
          <table:table-cell office:value-type="date" office:date-value="1986-10-18T00:00:00" table:style-name="ce2">
            <text:p>18/10/1986</text:p>
          </table:table-cell>
          <table:table-cell office:value-type="string" table:style-name="ce1">
            <text:p>38 anos e 10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8.318.254-26</text:p>
          </table:table-cell>
          <table:table-cell office:value-type="float" office:value="700505598554259" table:style-name="ce1">
            <text:p>7,00506E+14</text:p>
          </table:table-cell>
          <table:table-cell office:value-type="string" table:style-name="ce1">
            <text:p>(81) 98329-9369</text:p>
          </table:table-cell>
          <table:table-cell office:value-type="string" table:style-name="ce1">
            <text:p>(81) 3267-3342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ua tapirai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3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1980-12-01T00:00:00" table:style-name="ce4">
            <text:p>dez/80</text:p>
          </table:table-cell>
          <table:table-cell office:value-type="date" office:date-value="2021-12-16T00:00:00" table:style-name="ce2">
            <text:p>16/12/2021</text:p>
          </table:table-cell>
          <table:table-cell office:value-type="string" table:style-name="ce1">
            <text:p>Habitual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225" table:style-name="ce1">
            <text:p>22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FRANCISCA DA SILVA</text:p>
          </table:table-cell>
          <table:table-cell office:value-type="date" office:date-value="1998-10-21T00:00:00" table:style-name="ce2">
            <text:p>21/10/1998</text:p>
          </table:table-cell>
          <table:table-cell office:value-type="string" table:style-name="ce1">
            <text:p>26 anos e 10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9.135.834-64</text:p>
          </table:table-cell>
          <table:table-cell office:value-type="float" office:value="700604992847764" table:style-name="ce1">
            <text:p>7,00605E+14</text:p>
          </table:table-cell>
          <table:table-cell office:value-type="string" table:style-name="ce1">
            <text:p>(81) 98742-04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ua vangloria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CASA F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25" table:style-name="ce1">
            <text:p>80,25</text:p>
          </table:table-cell>
          <table:table-cell office:value-type="float" office:value="180" table:style-name="ce1">
            <text:p>180</text:p>
          </table:table-cell>
          <table:table-cell office:value-type="date" office:date-value="2021-12-02T00:00:00" table:style-name="ce2">
            <text:p>02/12/2021</text:p>
          </table:table-cell>
          <table:table-cell office:value-type="string" table:style-name="ce1">
            <text:p>110/70</text:p>
          </table:table-cell>
          <table:table-cell office:value-type="date" office:date-value="2023-06-20T00:00:00" table:style-name="ce2">
            <text:p>20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2" table:style-name="ce1">
            <text:p>15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TIA CILENE NEPOMUCENO SAMPAIO</text:p>
          </table:table-cell>
          <table:table-cell office:value-type="date" office:date-value="1983-11-23T00:00:00" table:style-name="ce2">
            <text:p>23/11/1983</text:p>
          </table:table-cell>
          <table:table-cell office:value-type="string" table:style-name="ce1">
            <text:p>41 anos e 9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9.448.554-93</text:p>
          </table:table-cell>
          <table:table-cell office:value-type="float" office:value="700504709078459" table:style-name="ce1">
            <text:p>7,00505E+14</text:p>
          </table:table-cell>
          <table:table-cell office:value-type="string" table:style-name="ce1">
            <text:p>(81) 98637-1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ua tapirai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60/120</text:p>
          </table:table-cell>
          <table:table-cell office:value-type="date" office:date-value="2023-01-17T00:00:00" table:style-name="ce2">
            <text:p>17/01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0" table:style-name="ce1">
            <text:p>17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YLA RODRIGUES DA SILVA</text:p>
          </table:table-cell>
          <table:table-cell office:value-type="date" office:date-value="1995-11-15T00:00:00" table:style-name="ce2">
            <text:p>15/11/1995</text:p>
          </table:table-cell>
          <table:table-cell office:value-type="string" table:style-name="ce1">
            <text:p>29 anos e 9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5.245.214-09</text:p>
          </table:table-cell>
          <table:table-cell office:value-type="float" office:value="700000027344902" table:style-name="ce1">
            <text:p>7E+14</text:p>
          </table:table-cell>
          <table:table-cell office:value-type="string" table:style-name="ce1">
            <text:p>(81) 98790-28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 subida frederico ozan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9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3" table:style-name="ce1">
            <text:p>84,3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00/7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CTORIA VIVIAN DA SILVA MELO</text:p>
          </table:table-cell>
          <table:table-cell office:value-type="date" office:date-value="1998-12-21T00:00:00" table:style-name="ce2">
            <text:p>21/12/1998</text:p>
          </table:table-cell>
          <table:table-cell office:value-type="string" table:style-name="ce1">
            <text:p>26 anos e 8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741.614-10</text:p>
          </table:table-cell>
          <table:table-cell office:value-type="float" office:value="708904728960112" table:style-name="ce1">
            <text:p>7,08905E+14</text:p>
          </table:table-cell>
          <table:table-cell office:value-type="string" table:style-name="ce1">
            <text:p>(81) 98557-85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 subida frederico ozan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69" table:style-name="ce1">
            <text:p>169</text:p>
          </table:table-cell>
          <table:table-cell office:value-type="date" office:date-value="2024-10-15T00:00:00" table:style-name="ce2">
            <text:p>15/10/2024</text:p>
          </table:table-cell>
          <table:table-cell office:value-type="string" table:style-name="ce1">
            <text:p>130/70</text:p>
          </table:table-cell>
          <table:table-cell office:value-type="date" office:date-value="2024-10-15T00:00:00" table:style-name="ce2">
            <text:p>15/10/2024</text:p>
          </table:table-cell>
          <table:table-cell office:value-type="string" table:style-name="ce1">
            <text:p>Habitual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A DINIZ DE LIRA</text:p>
          </table:table-cell>
          <table:table-cell office:value-type="date" office:date-value="1997-09-30T00:00:00" table:style-name="ce2">
            <text:p>30/09/1997</text:p>
          </table:table-cell>
          <table:table-cell office:value-type="string" table:style-name="ce1">
            <text:p>27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212.984-78</text:p>
          </table:table-cell>
          <table:table-cell office:value-type="float" office:value="705409408701994" table:style-name="ce1">
            <text:p>7,05409E+14</text:p>
          </table:table-cell>
          <table:table-cell office:value-type="string" table:style-name="ce1">
            <text:p>(81) 98738-89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derico ozanan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93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" table:style-name="ce1">
            <text:p>96</text:p>
          </table:table-cell>
          <table:table-cell office:value-type="float" office:value="158" table:style-name="ce1">
            <text:p>158</text:p>
          </table:table-cell>
          <table:table-cell office:value-type="date" office:date-value="2024-09-24T00:00:00" table:style-name="ce2">
            <text:p>24/09/2024</text:p>
          </table:table-cell>
          <table:table-cell office:value-type="string" table:style-name="ce1">
            <text:p>120/80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SIA VICTORIA LIMA DA COSTA</text:p>
          </table:table-cell>
          <table:table-cell office:value-type="date" office:date-value="2003-01-14T00:00:00" table:style-name="ce2">
            <text:p>14/01/2003</text:p>
          </table:table-cell>
          <table:table-cell office:value-type="string" table:style-name="ce1">
            <text:p>22 anos e 7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379.654-76</text:p>
          </table:table-cell>
          <table:table-cell office:value-type="float" office:value="898003487402043" table:style-name="ce1">
            <text:p>8,98003E+14</text:p>
          </table:table-cell>
          <table:table-cell office:value-type="string" table:style-name="ce1">
            <text:p>(81) 98557-88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2° frederico ozan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10/6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LIANE GUEDES DE LIMA</text:p>
          </table:table-cell>
          <table:table-cell office:value-type="date" office:date-value="2001-08-18T00:00:00" table:style-name="ce2">
            <text:p>18/08/2001</text:p>
          </table:table-cell>
          <table:table-cell office:value-type="string" table:style-name="ce1">
            <text:p>24 ano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2.683.954-30</text:p>
          </table:table-cell>
          <table:table-cell office:value-type="float" office:value="898004853513878" table:style-name="ce1">
            <text:p>8,98005E+14</text:p>
          </table:table-cell>
          <table:table-cell office:value-type="string" table:style-name="ce1">
            <text:p>(81) 98504-33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esuân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30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7" table:style-name="ce1">
            <text:p>75,7</text:p>
          </table:table-cell>
          <table:table-cell office:value-type="float" office:value="152" table:style-name="ce1">
            <text:p>152</text:p>
          </table:table-cell>
          <table:table-cell office:value-type="date" office:date-value="2025-02-18T00:00:00" table:style-name="ce2">
            <text:p>18/02/2025</text:p>
          </table:table-cell>
          <table:table-cell office:value-type="string" table:style-name="ce1">
            <text:p>100/70</text:p>
          </table:table-cell>
          <table:table-cell office:value-type="date" office:date-value="2025-02-18T00:00:00" table:style-name="ce2">
            <text:p>18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GORETH RODRIGUES</text:p>
          </table:table-cell>
          <table:table-cell office:value-type="date" office:date-value="1994-11-14T00:00:00" table:style-name="ce2">
            <text:p>14/11/1994</text:p>
          </table:table-cell>
          <table:table-cell office:value-type="string" table:style-name="ce1">
            <text:p>30 anos e 9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6.437.774-29</text:p>
          </table:table-cell>
          <table:table-cell office:value-type="float" office:value="700504732346758" table:style-name="ce1">
            <text:p>7,00505E+14</text:p>
          </table:table-cell>
          <table:table-cell office:value-type="string" table:style-name="ce1">
            <text:p>(81) 99687-25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° frederico ozan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9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650000000000006" table:style-name="ce1">
            <text:p>73,65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CARNEIRO DE ARRUDA</text:p>
          </table:table-cell>
          <table:table-cell office:value-type="date" office:date-value="1981-02-18T00:00:00" table:style-name="ce2">
            <text:p>18/02/1981</text:p>
          </table:table-cell>
          <table:table-cell office:value-type="string" table:style-name="ce1">
            <text:p>44 anos e 6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38.740.534-82</text:p>
          </table:table-cell>
          <table:table-cell office:value-type="float" office:value="706904181218436" table:style-name="ce1">
            <text:p>7,06904E+14</text:p>
          </table:table-cell>
          <table:table-cell office:value-type="string" table:style-name="ce1">
            <text:p>(81) 9812-35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irandela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05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6.65" table:style-name="ce1">
            <text:p>116,65</text:p>
          </table:table-cell>
          <table:table-cell office:value-type="float" office:value="174" table:style-name="ce1">
            <text:p>174</text:p>
          </table:table-cell>
          <table:table-cell office:value-type="date" office:date-value="2019-03-07T00:00:00" table:style-name="ce2">
            <text:p>07/03/2019</text:p>
          </table:table-cell>
          <table:table-cell office:value-type="string" table:style-name="ce1">
            <text:p>120/80</text:p>
          </table:table-cell>
          <table:table-cell office:value-type="date" office:date-value="2019-03-07T00:00:00" table:style-name="ce2">
            <text:p>07/03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2" table:style-name="ce1">
            <text:p>38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BEATRIZ SANTANA DA SILVA</text:p>
          </table:table-cell>
          <table:table-cell office:value-type="date" office:date-value="1999-04-26T00:00:00" table:style-name="ce2">
            <text:p>26/04/1999</text:p>
          </table:table-cell>
          <table:table-cell office:value-type="string" table:style-name="ce1">
            <text:p>26 anos e 4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217.354-56</text:p>
          </table:table-cell>
          <table:table-cell office:value-type="float" office:value="705801456168736" table:style-name="ce1">
            <text:p>7,05801E+14</text:p>
          </table:table-cell>
          <table:table-cell office:value-type="string" table:style-name="ce1">
            <text:p>(81) 98504-79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5" table:style-name="ce1">
            <text:p>55,5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LARISSA BARBOSA DA SILVA</text:p>
          </table:table-cell>
          <table:table-cell office:value-type="date" office:date-value="1996-03-25T00:00:00" table:style-name="ce2">
            <text:p>25/03/1996</text:p>
          </table:table-cell>
          <table:table-cell office:value-type="string" table:style-name="ce1">
            <text:p>29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316.514-38</text:p>
          </table:table-cell>
          <table:table-cell office:value-type="float" office:value="703105848108860" table:style-name="ce1">
            <text:p>7,03106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7" table:style-name="ce1">
            <text:p>90,7</text:p>
          </table:table-cell>
          <table:table-cell office:value-type="float" office:value="165" table:style-name="ce1">
            <text:p>165</text:p>
          </table:table-cell>
          <table:table-cell office:value-type="date" office:date-value="2024-01-04T00:00:00" table:style-name="ce2">
            <text:p>04/01/2024</text:p>
          </table:table-cell>
          <table:table-cell office:value-type="string" table:style-name="ce1">
            <text:p>110/80</text:p>
          </table:table-cell>
          <table:table-cell office:value-type="date" office:date-value="2024-01-04T00:00:00" table:style-name="ce2">
            <text:p>04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COUTINHO DA SILVA</text:p>
          </table:table-cell>
          <table:table-cell office:value-type="date" office:date-value="1998-11-11T00:00:00" table:style-name="ce2">
            <text:p>11/11/1998</text:p>
          </table:table-cell>
          <table:table-cell office:value-type="string" table:style-name="ce1">
            <text:p>26 anos e 9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Out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098.144-45</text:p>
          </table:table-cell>
          <table:table-cell office:value-type="float" office:value="700509590789056" table:style-name="ce1">
            <text:p>7,0051E+14</text:p>
          </table:table-cell>
          <table:table-cell office:value-type="string" table:style-name="ce1">
            <text:p>(81) 98847-00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.1" table:style-name="ce1">
            <text:p>45,1</text:p>
          </table:table-cell>
          <table:table-cell office:value-type="float" office:value="157" table:style-name="ce1">
            <text:p>157</text:p>
          </table:table-cell>
          <table:table-cell office:value-type="date" office:date-value="2021-02-12T00:00:00" table:style-name="ce2">
            <text:p>12/02/2021</text:p>
          </table:table-cell>
          <table:table-cell office:value-type="string" table:style-name="ce1">
            <text:p>100/60</text:p>
          </table:table-cell>
          <table:table-cell office:value-type="date" office:date-value="2021-03-19T00:00:00" table:style-name="ce2">
            <text:p>19/03/2021</text:p>
          </table:table-cell>
          <table:table-cell office:value-type="string" table:style-name="ce1">
            <text:p>Habitual</text:p>
          </table:table-cell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253" table:style-name="ce1">
            <text:p>25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5:37Z</meta:creation-date>
    <dc:date>2025-09-16T19:46:45Z</dc:date>
  </office:meta>
</office:document-meta>
</file>